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4cm" fo:min-width="6.017cm"/>
    </style:style>
    <style:style style:name="P1" style:family="paragraph">
      <style:paragraph-properties fo:text-align="star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17cm" svg:height="4.404cm" svg:x="-0.151cm" svg:y="-0.062cm">
          <draw:text-box>
            <text:p text:style-name="P1"><text:span text:style-name="T1">#0 &lt;= 100 || #0 &gt;= 200</text:span></text:p>
            <text:p text:style-name="P1"><text:span text:style-name="T1"/></text:p>
            <text:p text:style-name="P1"><text:span text:style-name="T1">cos(5 * log(#0 + sin(-#1)))</text:span></text:p>
            <text:p text:style-name="P1"><text:span text:style-name="T1"/></text:p>
            <text:p text:style-name="P1"><text:span text:style-name="T1">rand() + !trunc(rand() * 5) * 100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021cm" draw:shadow-offset-y="0.02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Unix OpenOffice.org_project/320m19$Build-9505</meta:generator>
    <dc:date>2010-08-03T19:45:47</dc:date>
    <meta:editing-duration>PT00H31M38S</meta:editing-duration>
    <meta:editing-cycles>10</meta:editing-cycles>
    <meta:document-statistic meta:object-count="1"/>
  </office:meta>
</office:document-meta>
</file>